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aramond" svg:font-family="Garamond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15%" fo:text-indent="0in" style:auto-text-indent="false"/>
      <style:text-properties style:font-name="Liberation Serif" fo:font-size="11pt" style:font-size-asian="9.60000038146973pt" style:font-size-complex="11pt"/>
    </style:style>
    <style:style style:name="T1" style:family="text">
      <style:text-properties officeooo:rsid="001e67f3"/>
    </style:style>
    <style:style style:name="T2" style:family="text">
      <style:text-properties style:font-name="Courier 10 Pitch" officeooo:rsid="001e67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There are always differences among processor and associated hardware implementations that force departure from the canonical models of words. </text:span><text:span text:style-name="T2">BLOCK</text:span><text:span text:style-name="T1"> is one such word. One of the reasons my Arduino implementation differs from the standard is the inclusion of a 'shadow' function. Each of the 64 character by 16 line letterbox screens has a corresponding screen selectable by pressing ctrl-W. Physically the two screens occupy contiguous memory with the shadow page occupying the odd address. A pair of single-byte USER variables, </text:span><text:span text:style-name="T2">SHADOW</text:span><text:span text:style-name="T1"> and </text:span><text:span text:style-name="T2">(SHADOW)</text:span><text:span text:style-name="T1">hold the information used to select the page update method. <text:s/>When BLOCK is called there is a 16-bit integer on the stack referencing a screen in the currently open file. On exit there is the address of FIRST on the stack as this is the only buffer in the SRAM-poor system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aramond" svg:font-family="Garamond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noppix User</meta:initial-creator>
    <meta:creation-date>2017-10-23T22:03:54.500679554</meta:creation-date>
    <dc:date>2017-10-23T22:37:00.842703066</dc:date>
    <dc:creator>Knoppix User</dc:creator>
    <meta:editing-duration>PT17M55S</meta:editing-duration>
    <meta:editing-cycles>2</meta:editing-cycles>
    <meta:generator>LibreOffice/5.0.4.2$Linux_x86 LibreOffice_project/00m0$Build-2</meta:generator>
    <meta:document-statistic meta:table-count="0" meta:image-count="0" meta:object-count="0" meta:page-count="1" meta:paragraph-count="1" meta:word-count="134" meta:character-count="821" meta:non-whitespace-character-count="685"/>
  </office:meta>
</office:document-meta>
</file>